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1" text:outline-level="1"/>
      <text:h text:style-name="P2"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2</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ext:span text:style-name="Source_20_Text">libraries/fftw3/bin.</text:span></text:p>
      <text:h text:style-name="Heading_20_2" text:outline-level="2">JUCE library (required)</text:h>
      <text:p text:style-name="Standard">Version:<text:tab/>1.5</text:p>
      <text:p text:style-name="Standard">License:<text:tab/>GPL v2</text:p>
      <text:p text:style-name="Text_20_body"><text:soft-page-break/>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Building on Microsoft Windows</text:h>
      <text:p text:style-name="Text_20_body">After preparing the dependencies, change into the directory <text:span text:style-name="Source_20_Text"><text:span text:style-name="T1">build/windows/vc_2010</text:span></text:span><text:span text:style-name="T1">, </text:span><text:soft-page-break/><text:span text:style-name="T1">open </text:span><text:span text:style-name="Source_20_Text"><text:span text:style-name="T1">K-Meter.vcxproj</text:span></text:span><text:span text:style-name="T1"> with Visual C++ 2010 and build the project. <text:s/>You’ll find the binaries in the directory </text:span><text:span text:style-name="Source_20_Text"><text:span text:style-name="T1">bin</text:span></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2$Build-9483</meta:generator>
    <dc:date>2010-07-25T16:49:39</dc:date>
    <meta:editing-duration>PT01H45M31S</meta:editing-duration>
    <meta:editing-cycles>106</meta:editing-cycles>
    <dc:title>K-Meter</dc:title>
    <dc:subject>Implementation of a K-System meter according to Bob Katz' specifications</dc:subject>
    <dc:creator>Martin Zuther</dc:creator>
    <meta:document-statistic meta:table-count="0" meta:image-count="0" meta:object-count="0" meta:page-count="4" meta:paragraph-count="63" meta:word-count="518" meta:character-count="3852"/>
  </office:meta>
</office:document-meta>
</file>